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c46a" officeooo:paragraph-rsid="0003c46a"/>
    </style:style>
    <style:style style:name="P2" style:family="paragraph" style:parent-style-name="Standard">
      <style:paragraph-properties fo:text-align="start" style:justify-single-word="false"/>
      <style:text-properties officeooo:rsid="0003c46a" officeooo:paragraph-rsid="0003c46a"/>
    </style:style>
    <style:style style:name="P3" style:family="paragraph" style:parent-style-name="Standard">
      <style:paragraph-properties fo:text-align="start" style:justify-single-word="false"/>
      <style:text-properties officeooo:rsid="0003c46a" officeooo:paragraph-rsid="000566b6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3c46a" officeooo:paragraph-rsid="0003c46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3c46a"/>
    </style:style>
    <style:style style:name="P6" style:family="paragraph" style:parent-style-name="Standard">
      <style:paragraph-properties fo:text-align="start" style:justify-single-word="false"/>
      <style:text-properties officeooo:paragraph-rsid="000566b6"/>
    </style:style>
    <style:style style:name="P7" style:family="paragraph" style:parent-style-name="Standard">
      <style:paragraph-properties fo:text-align="start" style:justify-single-word="false"/>
      <style:text-properties officeooo:paragraph-rsid="0006ca97"/>
    </style:style>
    <style:style style:name="P8" style:family="paragraph" style:parent-style-name="Standard">
      <style:paragraph-properties fo:text-align="start" style:justify-single-word="false"/>
      <style:text-properties officeooo:paragraph-rsid="000700d2"/>
    </style:style>
    <style:style style:name="P9" style:family="paragraph" style:parent-style-name="Standard">
      <style:paragraph-properties fo:text-align="start" style:justify-single-word="false"/>
      <style:text-properties fo:font-size="15pt" fo:font-style="italic" fo:font-weight="bold" officeooo:rsid="0003c46a" officeooo:paragraph-rsid="0003c46a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03c4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c46a" style:font-weight-asian="bold" style:font-weight-complex="bold"/>
    </style:style>
    <style:style style:name="T4" style:family="text">
      <style:text-properties fo:font-weight="bold" officeooo:rsid="000566b6" style:font-weight-asian="bold" style:font-weight-complex="bold"/>
    </style:style>
    <style:style style:name="T5" style:family="text">
      <style:text-properties fo:font-weight="bold" officeooo:rsid="0006ca97" style:font-weight-asian="bold" style:font-weight-complex="bold"/>
    </style:style>
    <style:style style:name="T6" style:family="text">
      <style:text-properties fo:font-weight="bold" officeooo:rsid="000700d2" style:font-weight-asian="bold" style:font-weight-complex="bold"/>
    </style:style>
    <style:style style:name="T7" style:family="text">
      <style:text-properties officeooo:rsid="000566b6"/>
    </style:style>
    <style:style style:name="T8" style:family="text">
      <style:text-properties fo:font-size="15pt" fo:font-style="italic" fo:font-weight="bold" officeooo:rsid="0003c46a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size="15pt" fo:font-style="italic" fo:font-weight="bold" officeooo:rsid="000566b6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size="15pt" fo:font-style="normal" fo:font-weight="normal" officeooo:rsid="0003c46a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0700d2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officeooo:rsid="0006ca97"/>
    </style:style>
    <style:style style:name="T13" style:family="text">
      <style:text-properties officeooo:rsid="000700d2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hier des charges GameJam Décembre 2020</text:p>
      <text:p text:style-name="P1"/>
      <text:p text:style-name="P9">[#1 PLAYER]</text:p>
      <text:p text:style-name="P2"/>
      <text:p text:style-name="P2"><text:span text:style-name="T2"><text:tab/>[#1.1 PLAY_MOV]</text:span> The player must be able to move left and right with arrows or Q and D</text:p>
      <text:p text:style-name="P5"/>
      <text:p text:style-name="P5"><text:span text:style-name="T3"><text:tab/>[#1.2 PLAY_ACT]</text:span><text:span text:style-name="T1"> The player must be able to act with or without an object into its and by a <text:tab/>left click </text:span><text:span text:style-name="T7">(weapons, tools, …)</text:span></text:p>
      <text:p text:style-name="P5"/>
      <text:p text:style-name="P5"><text:span text:style-name="T3"><text:tab/>[#1.3 PLAY_JMP]</text:span><text:span text:style-name="T1"> The player must be able to jump with space key</text:span></text:p>
      <text:p text:style-name="P5"/>
      <text:p text:style-name="P6"><text:span text:style-name="T3"><text:tab/></text:span><text:span text:style-name="T4">(Optionnal) </text:span><text:span text:style-name="T3">[#1.4 PLAY_ANIM]</text:span><text:span text:style-name="T1"> An animation should be linked to each actions described <text:tab/>precedently.</text:span></text:p>
      <text:p text:style-name="P6"/>
      <text:p text:style-name="P6"><text:span text:style-name="T3"><text:tab/>[#1.</text:span><text:span text:style-name="T4">5</text:span><text:span text:style-name="T3"> PLAY_</text:span><text:span text:style-name="T4">INV</text:span><text:span text:style-name="T3">]</text:span><text:span text:style-name="T1"> </text:span><text:span text:style-name="T7">The player could open its inventory with I key.</text:span></text:p>
      <text:p text:style-name="P6"/>
      <text:p text:style-name="P6"><text:span text:style-name="T3"><text:tab/>[#1.</text:span><text:span text:style-name="T4">6</text:span><text:span text:style-name="T3"> PLAY_</text:span><text:span text:style-name="T4">INT</text:span><text:span text:style-name="T3">]</text:span><text:span text:style-name="T1"> </text:span><text:span text:style-name="T7">The player could be able to interact with few elements by a right click</text:span></text:p>
      <text:p text:style-name="P5"/>
      <text:p text:style-name="P6"><text:span text:style-name="T8">[#</text:span><text:span text:style-name="T9">2</text:span><text:span text:style-name="T8"> </text:span><text:span text:style-name="T9">INVENTORY</text:span><text:span text:style-name="T8">]</text:span></text:p>
      <text:p text:style-name="P3"/>
      <text:p text:style-name="P6"><text:span text:style-name="T3"><text:tab/>[#</text:span><text:span text:style-name="T4">2</text:span><text:span text:style-name="T3">.1 </text:span><text:span text:style-name="T4">INV_TRS</text:span><text:span text:style-name="T3">]</text:span><text:span text:style-name="T1"> </text:span><text:span text:style-name="T7">The inventory should be able to transport multiple items</text:span></text:p>
      <text:p text:style-name="P6"/>
      <text:p text:style-name="P6"><text:span text:style-name="T3"><text:tab/>[#</text:span><text:span text:style-name="T4">2</text:span><text:span text:style-name="T3">.</text:span><text:span text:style-name="T4">2</text:span><text:span text:style-name="T3"> </text:span><text:span text:style-name="T4">INV_BIN</text:span><text:span text:style-name="T3">]</text:span><text:span text:style-name="T1"> </text:span><text:span text:style-name="T7">Each item could be deleted by putting it on bin</text:span></text:p>
      <text:p text:style-name="P6"/>
      <text:p text:style-name="P6"><text:span text:style-name="T8">[#</text:span><text:span text:style-name="T9">3</text:span><text:span text:style-name="T8"> </text:span><text:span text:style-name="T9">UI</text:span><text:span text:style-name="T8">] –</text:span><text:span text:style-name="T10"> </text:span><text:span text:style-name="T11">Easier to see on the future mockups</text:span></text:p>
      <text:p text:style-name="P3"/>
      <text:p text:style-name="P7"><text:span text:style-name="T3"><text:tab/>[#</text:span><text:span text:style-name="T4">3</text:span><text:span text:style-name="T3">.1 </text:span><text:span text:style-name="T5">UI_PLAY</text:span><text:span text:style-name="T3">]</text:span><text:span text:style-name="T1"> The player </text:span><text:span text:style-name="T12">must be shown on the center of the screen</text:span></text:p>
      <text:p text:style-name="P7"/>
      <text:p text:style-name="P8"><text:span text:style-name="T3"><text:tab/>[#</text:span><text:span text:style-name="T4">3</text:span><text:span text:style-name="T3">.</text:span><text:span text:style-name="T5">2</text:span><text:span text:style-name="T3"> </text:span><text:span text:style-name="T5">UI_INV</text:span><text:span text:style-name="T3">]</text:span><text:span text:style-name="T1"> </text:span><text:span text:style-name="T12">A tool bar must be shown at the bottom of the screen</text:span></text:p>
      <text:p text:style-name="P8"/>
      <text:p text:style-name="P8"><text:span text:style-name="T3"><text:tab/>[#</text:span><text:span text:style-name="T4">3</text:span><text:span text:style-name="T3">.</text:span><text:span text:style-name="T6">3</text:span><text:span text:style-name="T3"> </text:span><text:span text:style-name="T5">UI_</text:span><text:span text:style-name="T6">LIF</text:span><text:span text:style-name="T3">]</text:span><text:span text:style-name="T1"> </text:span><text:span text:style-name="T12">A </text:span><text:span text:style-name="T13">bar must show the player life just below the tool bar</text:span></text:p>
      <text:p text:style-name="P6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0T13:52:07.038000000</dc:date>
    <meta:editing-duration>PT11M10S</meta:editing-duration>
    <meta:editing-cycles>6</meta:editing-cycles>
    <meta:document-statistic meta:table-count="0" meta:image-count="0" meta:object-count="0" meta:page-count="1" meta:paragraph-count="15" meta:word-count="177" meta:character-count="973" meta:non-whitespace-character-count="797"/>
  </office:meta>
</office:document-meta>
</file>